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. Sum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You are given three integers <text:bookmark text:name="MathJax-Element-1-Frame"/><text:bookmark text:name="MathJax-Span-1"/><text:bookmark text:name="MathJax-Span-2"/><text:bookmark text:name="MathJax-Span-3"/><text:span text:style-name="T1">a</text:span><text:span text:style-name="T2">�</text:span>, <text:bookmark text:name="MathJax-Element-2-Frame"/><text:bookmark text:name="MathJax-Span-4"/><text:bookmark text:name="MathJax-Span-5"/><text:bookmark text:name="MathJax-Span-6"/><text:span text:style-name="T1">b</text:span><text:span text:style-name="T2">�</text:span>, and <text:bookmark text:name="MathJax-Element-3-Frame"/><text:bookmark text:name="MathJax-Span-7"/><text:bookmark text:name="MathJax-Span-8"/><text:bookmark text:name="MathJax-Span-9"/><text:span text:style-name="T1">c</text:span><text:span text:style-name="T2">�</text:span>. Determine if one of them is the sum of the other two.</text:p>
      <text:p text:style-name="P12">Input</text:p>
      <text:p text:style-name="P9">The first line contains a single integer <text:bookmark text:name="MathJax-Element-4-Frame"/><text:bookmark text:name="MathJax-Span-10"/><text:bookmark text:name="MathJax-Span-11"/><text:bookmark text:name="MathJax-Span-12"/><text:span text:style-name="T1">t</text:span><text:span text:style-name="T2">�</text:span> (<text:bookmark text:name="MathJax-Element-5-Frame"/><text:bookmark text:name="MathJax-Span-13"/><text:bookmark text:name="MathJax-Span-14"/><text:bookmark text:name="MathJax-Span-15"/><text:span text:style-name="T3">1</text:span><text:bookmark text:name="MathJax-Span-16"/><text:span text:style-name="T4">≤</text:span><text:bookmark text:name="MathJax-Span-17"/><text:span text:style-name="T1">t</text:span><text:bookmark text:name="MathJax-Span-18"/><text:span text:style-name="T4">≤</text:span><text:bookmark text:name="MathJax-Span-19"/><text:span text:style-name="T3">9261</text:span><text:span text:style-name="T2">1≤�≤9261</text:span>) — the number of test cases.</text:p>
      <text:p text:style-name="P9">The description of each test case consists of three integers <text:bookmark text:name="MathJax-Element-6-Frame"/><text:bookmark text:name="MathJax-Span-20"/><text:bookmark text:name="MathJax-Span-21"/><text:bookmark text:name="MathJax-Span-22"/><text:span text:style-name="T1">a</text:span><text:span text:style-name="T2">�</text:span>, <text:bookmark text:name="MathJax-Element-7-Frame"/><text:bookmark text:name="MathJax-Span-23"/><text:bookmark text:name="MathJax-Span-24"/><text:bookmark text:name="MathJax-Span-25"/><text:span text:style-name="T1">b</text:span><text:span text:style-name="T2">�</text:span>, <text:bookmark text:name="MathJax-Element-8-Frame"/><text:bookmark text:name="MathJax-Span-26"/><text:bookmark text:name="MathJax-Span-27"/><text:bookmark text:name="MathJax-Span-28"/><text:span text:style-name="T1">c</text:span><text:span text:style-name="T2">�</text:span> (<text:bookmark text:name="MathJax-Element-9-Frame"/><text:bookmark text:name="MathJax-Span-29"/><text:bookmark text:name="MathJax-Span-30"/><text:bookmark text:name="MathJax-Span-31"/><text:span text:style-name="T3">0</text:span><text:bookmark text:name="MathJax-Span-32"/><text:span text:style-name="T4">≤</text:span><text:bookmark text:name="MathJax-Span-33"/><text:span text:style-name="T1">a</text:span><text:bookmark text:name="MathJax-Span-34"/><text:span text:style-name="T3">,</text:span><text:bookmark text:name="MathJax-Span-35"/><text:span text:style-name="T1">b</text:span><text:bookmark text:name="MathJax-Span-36"/><text:span text:style-name="T3">,</text:span><text:bookmark text:name="MathJax-Span-37"/><text:span text:style-name="T1">c</text:span><text:bookmark text:name="MathJax-Span-38"/><text:span text:style-name="T4">≤</text:span><text:bookmark text:name="MathJax-Span-39"/><text:span text:style-name="T3">20</text:span><text:span text:style-name="T2">0≤�,�,�≤20</text:span>).</text:p>
      <text:p text:style-name="P12">Output</text:p>
      <text:p text:style-name="P10">For each test case, output "<text:span text:style-name="T5">YES</text:span>" if one of the numbers is the sum of the other two, and "<text:span text:style-name="T5">NO</text:span>" otherwise.</text:p>
      <text:p text:style-name="P10">You can output the answer in any case (for example, the strings "<text:span text:style-name="T5">yEs</text:span>", "<text:span text:style-name="T5">yes</text:span>", "<text:span text:style-name="T5">Yes</text:span>" and "<text:span text:style-name="T5">YES</text:span>" will be recognized as a positive answer).</text:p>
      <text:p text:style-name="P11">Example</text:p>
      <text:p text:style-name="P13">input</text:p>
      <text:section text:style-name="Sect1" text:name="id00013935811806805809">
        <text:p text:style-name="P14">Copy</text:p>
      </text:section>
      <text:p text:style-name="P1"><text:bookmark text:name="id0029983834694450606"/>7</text:p>
      <text:p text:style-name="P4">1 4 3</text:p>
      <text:p text:style-name="P1">2 5 8</text:p>
      <text:p text:style-name="P4">9 11 20</text:p>
      <text:p text:style-name="P1">0 0 0</text:p>
      <text:p text:style-name="P4">20 20 20</text:p>
      <text:p text:style-name="P1">4 12 3</text:p>
      <text:p text:style-name="P4">15 7 8</text:p>
      <text:p text:style-name="P13">output</text:p>
      <text:section text:style-name="Sect1" text:name="id009921713243658568">
        <text:p text:style-name="P14">Copy</text:p>
      </text:section>
      <text:p text:style-name="P2"><text:bookmark text:name="id006932518473689482"/>YES</text:p>
      <text:p text:style-name="P3">NO</text:p>
      <text:p text:style-name="P3">YES</text:p>
      <text:p text:style-name="P3">YES</text:p>
      <text:p text:style-name="P3">NO</text:p>
      <text:p text:style-name="P3">NO</text:p>
      <text:p text:style-name="P3">YES</text:p>
      <text:p text:style-name="P12">Note</text:p>
      <text:p text:style-name="P9">In the first test case, <text:bookmark text:name="MathJax-Element-10-Frame"/><text:bookmark text:name="MathJax-Span-40"/><text:bookmark text:name="MathJax-Span-41"/><text:bookmark text:name="MathJax-Span-42"/><text:span text:style-name="T3">1</text:span><text:bookmark text:name="MathJax-Span-43"/><text:span text:style-name="T3">+</text:span><text:bookmark text:name="MathJax-Span-44"/><text:span text:style-name="T3">3</text:span><text:bookmark text:name="MathJax-Span-45"/><text:span text:style-name="T3">=</text:span><text:bookmark text:name="MathJax-Span-46"/><text:span text:style-name="T3">4</text:span><text:span text:style-name="T2">1+3=4</text:span>.</text:p>
      <text:p text:style-name="P10">In the second test case, none of the numbers is the sum of the other two.</text:p>
      <text:p text:style-name="P9">In the third test case, <text:bookmark text:name="MathJax-Element-11-Frame"/><text:bookmark text:name="MathJax-Span-47"/><text:bookmark text:name="MathJax-Span-48"/><text:bookmark text:name="MathJax-Span-49"/><text:span text:style-name="T3">9</text:span><text:bookmark text:name="MathJax-Span-50"/><text:span text:style-name="T3">+</text:span><text:bookmark text:name="MathJax-Span-51"/><text:span text:style-name="T3">11</text:span><text:bookmark text:name="MathJax-Span-52"/><text:span text:style-name="T3">=</text:span><text:bookmark text:name="MathJax-Span-53"/><text:span text:style-name="T3">20</text:span><text:span text:style-name="T2">9+11=20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0T18:15:27.444000000</dc:date>
    <meta:editing-duration>PT12S</meta:editing-duration>
    <meta:editing-cycles>1</meta:editing-cycles>
    <meta:document-statistic meta:table-count="0" meta:image-count="0" meta:object-count="0" meta:page-count="1" meta:paragraph-count="40" meta:word-count="179" meta:character-count="877" meta:non-whitespace-character-count="737"/>
    <meta:generator>LibreOffice/7.2.2.2$Windows_X86_64 LibreOffice_project/02b2acce88a210515b4a5bb2e46cbfb63fe97d56</meta:generator>
  </office:meta>
</office:document-meta>
</file>